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aeda6" officeooo:paragraph-rsid="002aeda6"/>
    </style:style>
    <style:style style:name="P2" style:family="paragraph" style:parent-style-name="Heading_20_1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8fcfc"/>
    </style:style>
    <style:style style:name="P4" style:family="paragraph" style:parent-style-name="Text_20_body">
      <style:text-properties officeooo:rsid="0025c1a8" officeooo:paragraph-rsid="0025c1a8"/>
    </style:style>
    <style:style style:name="P5" style:family="paragraph" style:parent-style-name="Heading_20_1">
      <style:text-properties officeooo:rsid="0029c648" officeooo:paragraph-rsid="0029c648"/>
    </style:style>
    <style:style style:name="P6" style:family="paragraph" style:parent-style-name="Text_20_body">
      <style:text-properties officeooo:rsid="0029c648" officeooo:paragraph-rsid="0029c648"/>
    </style:style>
    <style:style style:name="T1" style:family="text">
      <style:text-properties officeooo:rsid="0025c1a8"/>
    </style:style>
    <style:style style:name="T2" style:family="text">
      <style:text-properties officeooo:rsid="002aeda6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Interest</text:p>
      <text:p text:style-name="Subtitle">Liberal Arts Mathematics</text:p>
      <text:section text:style-name="Sect1" text:name="Assignment Section">
        <text:h text:style-name="P2" text:outline-level="1">Assignment Text</text:h>
        <text:p text:style-name="Text_20_body">The <text:span text:style-name="T1">answer the </text:span>following <text:span text:style-name="T1">problems</text:span> from Section 6.<text:span text:style-name="T2">3</text:span> of the textbook: 19, 21, 22, 51, 41, 42, 43, 55.</text:p>
        <text:p text:style-name="Text_20_body">For reference, the text of the problems are duplicated below. </text:p>
        <text:p text:style-name="Text_20_body">In the following exercises, find the future value of the investment with the given principal, simple interest rate, and time.</text:p>
        <text:p text:style-name="Text_20_body">19. Principal is $5,300, annual interest rate is 2.07%, and time is 18 years.</text:p>
        <text:p text:style-name="Text_20_body">21. Principal is $5,600, annual interest rate is 2.55%, for 30 months.</text:p>
        <text:p text:style-name="Text_20_body">22. Principal is $10,000, annual interest rate is 1.99%, for 15 months.</text:p>
        <text:p text:style-name="Text_20_body">51. Sharon invests $2,500 in a CD for her granddaughter. The CD has a term of 5 years and has a simple interest rate of 3.11%. After that 5-year period, how much will the CD be worth?</text:p>
        <text:p text:style-name="Text_20_body">In the following exercises, find the present value for the given future value, FV, annual simple interest rate r, and number of years t.</text:p>
        <text:p text:style-name="Text_20_body">41. FV = $25,000, t = 15 years, annual simple interest rate of 6.5%</text:p>
        <text:p text:style-name="Text_20_body">42. FV = $12,000, t = 10 years, annual simple interest rate of 4.5%</text:p>
        <text:p text:style-name="Text_20_body">43. FV = $15,000, t = 16 years, annual simple interest rate of 3.5%</text:p>
        <text:p text:style-name="Text_20_body">55. Kylie wants to invest some money in an account that yields 4.66% simple interest. Her goal is to have $20,000 in 15 years. How much should Kylie invest to reach that goal?</text:p>
      </text:section>
      <text:section text:style-name="Sect2" text:name="Answer Section">
        <text:h text:style-name="P3" text:outline-level="1">Answer Key</text:h>
        <text:p text:style-name="P4">19. $7,274.78</text:p>
        <text:p text:style-name="P4">21. $5,957.00</text:p>
        <text:p text:style-name="P4">22. $10,248.75</text:p>
        <text:p text:style-name="P4">51. $2,888.75</text:p>
        <text:p text:style-name="P4">41. $12,658.23</text:p>
        <text:p text:style-name="P4">42. $8,275.87</text:p>
        <text:p text:style-name="P4">43. $9,615.39</text:p>
        <text:p text:style-name="P4">55. $11,771.64</text:p>
      </text:section>
      <text:section text:style-name="Sect1" text:name="Feedback Section">
        <text:h text:style-name="P5" text:outline-level="1">Student Feedback Templates</text:h>
        <text:p text:style-name="P6">#19 should be $7,274.78 ( FV = 5300*(1 + 0.0207*18) = 5300*1.3726 = 7274.78 )</text:p>
        <text:p text:style-name="P6">#21 should be $5,957.00 ( FV = 5600*(1 + 0.0255*30/12) = 5600*1.06375 = 5957 )</text:p>
        <text:p text:style-name="P6"><text:soft-page-break/>#22 should be $10,248.75 ( FV = 10000*(1 + 0.0199*15/12) = 10000*1.024875 = 10248.75 )</text:p>
        <text:p text:style-name="P6">#51 should be $2,888.75 ( FV = 2500*(1 + 0.0311*5) = 2500*1.1555 = 2888.75 )</text:p>
        <text:p text:style-name="P6">#41 should be $12,658.23 ( PV = 25000 / (1 + 0.065*15) = 25000 / 1.975 = 12658.22785…, Round up to 12658.23 )</text:p>
        <text:p text:style-name="P6">#42 should be $8,275.87 ( PV = 12000 / (1 + 0.045*10) = 12000 / 1.45 = 8275.862069…, Round up to 8275.87 )</text:p>
        <text:p text:style-name="P6">#43 should be $9,615.39 ( PV = 15000 / (1 + 0.035*16) = 15000 / 1.56 = 9615.384615…, Round up to 9615.39 )</text:p>
        <text:p text:style-name="P6">#55 should be $11,771.64 ( PV = 20000 / (1 + 0.0466*15) = 20000 / 1.699 = 11771.63037…, Round up to 11771.64 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22:36:37.135000000</meta:creation-date>
    <meta:editing-duration>PT4M31S</meta:editing-duration>
    <meta:editing-cycles>3</meta:editing-cycles>
    <meta:generator>LibreOffice/24.8.2.1$Windows_x86 LibreOffice_project/0f794b6e29741098670a3b95d60478a65d05ef13</meta:generator>
    <dc:title>Simple Interest</dc:title>
    <dc:date>2024-11-06T23:09:12.536000000</dc:date>
    <meta:print-date>2024-11-06T22:40:59.659000000</meta:print-date>
    <meta:printed-by>PDF files</meta:printed-by>
    <meta:document-statistic meta:table-count="0" meta:image-count="0" meta:object-count="0" meta:page-count="2" meta:paragraph-count="34" meta:word-count="408" meta:character-count="2235" meta:non-whitespace-character-count="1860"/>
    <meta:template xlink:type="simple" xlink:actuate="onRequest" xlink:title="Homework Assignment" xlink:href="file:///D:/PortableApps/LibreOfficePortable/Data/settings/user/template/Homework%20Assignment.ott" meta:date="2024-11-06T22:36:37.008000000"/>
  </office:meta>
</office:document-meta>
</file>